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800000092CF6ACCE044423C6D.png" manifest:media-type="image/png"/>
  <manifest:file-entry manifest:full-path="Pictures/10000000000000BB000000612A74AFB6E77E5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.323cm, 0cm, 0cm)" draw:image-opacity="100%" style:mirror="none"/>
    </style:style>
    <style:style style:name="gr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4.69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623cm" svg:height="2.565cm" svg:x="8.06cm" svg:y="13.563cm">
          <draw:image xlink:href="Pictures/10000000000000BB000000612A74AFB6E77E584A.png" xlink:type="simple" xlink:show="embed" xlink:actuate="onLoad">
            <text:p/>
          </draw:image>
        </draw:frame>
        <draw:frame draw:style-name="gr2" draw:text-style-name="P1" xml:id="id2" draw:id="id2" draw:layer="layout" svg:width="0.254cm" svg:height="2.565cm" svg:x="13.065cm" svg:y="13.573cm">
          <draw:image xlink:href="Pictures/10000000000000BB000000612A74AFB6E77E584A.png" xlink:type="simple" xlink:show="embed" xlink:actuate="onLoad">
            <text:p/>
          </draw:image>
        </draw:frame>
        <draw:frame draw:style-name="gr3" draw:text-style-name="P1" xml:id="id1" draw:id="id1" draw:layer="layout" svg:width="5.545cm" svg:height="2.353cm" svg:x="1.254cm" svg:y="10.271cm">
          <draw:image xlink:href="Pictures/100000000000015800000092CF6ACCE044423C6D.png" xlink:type="simple" xlink:show="embed" xlink:actuate="onLoad">
            <text:p/>
          </draw:image>
        </draw:frame>
        <draw:connector draw:style-name="gr4" draw:text-style-name="P2" draw:layer="layout" svg:x1="6.799cm" svg:y1="11.447cm" svg:x2="13.192cm" svg:y2="13.573cm" draw:start-shape="id1" draw:start-glue-point="1" draw:end-shape="id2" draw:end-glue-point="0" svg:d="M6799 11447h6393v2126" svg:viewBox="0 0 6394 2127">
          <text:p/>
        </draw:connector>
        <draw:line draw:style-name="gr5" draw:text-style-name="P2" draw:layer="layout" svg:x1="12.557cm" svg:y1="13.563cm" svg:x2="12.557cm" svg:y2="11.4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6:26:40.035381996</meta:creation-date>
    <dc:date>2018-09-06T16:39:30.859889027</dc:date>
    <meta:editing-duration>PT12M16S</meta:editing-duration>
    <meta:editing-cycles>2</meta:editing-cycles>
    <meta:generator>LibreOffice/5.1.6.2$Linux_X86_64 LibreOffice_project/10m0$Build-2</meta:generator>
    <meta:document-statistic meta:object-count="5"/>
  </office:meta>
</office:document-meta>
</file>